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Ek Mukta1" svg:font-family="'Ek Mukta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dobe Blank" svg:font-family="'Adobe Blank'" style:font-family-generic="system" style:font-pitch="variable"/>
    <style:font-face style:name="Ek Mukta" svg:font-family="'Ek Mukta'" style:font-family-generic="system" style:font-pitch="variable"/>
  </office:font-face-decls>
  <office:automatic-styles>
    <style:style style:name="P1" style:family="paragraph" style:parent-style-name="Standard">
      <style:text-properties fo:font-weight="normal" officeooo:rsid="001130ca" officeooo:paragraph-rsid="001130ca" style:font-weight-asian="normal" style:font-weight-complex="normal"/>
    </style:style>
    <style:style style:name="P2" style:family="paragraph" style:parent-style-name="Standard">
      <style:text-properties fo:font-weight="bold" officeooo:rsid="001130ca" officeooo:paragraph-rsid="001130ca" style:font-weight-asian="bold" style:font-weight-complex="bold"/>
    </style:style>
    <style:style style:name="P3" style:family="paragraph" style:parent-style-name="Standard">
      <style:text-properties fo:font-style="italic" fo:font-weight="bold" officeooo:rsid="0011ee86" officeooo:paragraph-rsid="0011ee86" style:font-style-asian="italic" style:font-weight-asian="bold" style:font-style-complex="italic" style:font-weight-complex="bold"/>
    </style:style>
    <style:style style:name="P4" style:family="paragraph" style:parent-style-name="Standard" style:list-style-name="L1">
      <style:text-properties fo:font-weight="normal" officeooo:rsid="001130ca" officeooo:paragraph-rsid="001130ca" style:font-weight-asian="normal" style:font-weight-complex="normal"/>
    </style:style>
    <style:style style:name="P5" style:family="paragraph" style:parent-style-name="Standard" style:list-style-name="L1">
      <style:text-properties fo:font-weight="normal" officeooo:rsid="001530e5" officeooo:paragraph-rsid="001530e5" style:font-weight-asian="normal" style:font-weight-complex="normal"/>
    </style:style>
    <style:style style:name="P6" style:family="paragraph" style:parent-style-name="Standard" style:list-style-name="L1">
      <style:text-properties fo:font-weight="normal" officeooo:rsid="001f8f72" officeooo:paragraph-rsid="001f8f72" style:font-weight-asian="normal" style:font-weight-complex="normal"/>
    </style:style>
    <style:style style:name="P7" style:family="paragraph" style:parent-style-name="Standard" style:list-style-name="L1">
      <style:text-properties fo:font-style="normal" fo:font-weight="normal" officeooo:rsid="00122aa1" officeooo:paragraph-rsid="00122aa1" style:font-style-asian="normal" style:font-weight-asian="normal" style:font-style-complex="normal" style:font-weight-complex="normal"/>
    </style:style>
    <style:style style:name="P8" style:family="paragraph" style:parent-style-name="Standard" style:list-style-name="L1">
      <style:text-properties fo:font-style="normal" fo:font-weight="normal" officeooo:rsid="0011ee86" officeooo:paragraph-rsid="0011ee86" style:font-style-asian="normal" style:font-weight-asian="normal" style:font-style-complex="normal" style:font-weight-complex="normal"/>
    </style:style>
    <style:style style:name="P9" style:family="paragraph" style:parent-style-name="Standard" style:list-style-name="L1">
      <style:text-properties fo:font-style="normal" fo:font-weight="normal" officeooo:rsid="001b2540" officeooo:paragraph-rsid="001b2540" style:font-style-asian="normal" style:font-weight-asian="normal" style:font-style-complex="normal" style:font-weight-complex="normal"/>
    </style:style>
    <style:style style:name="P10" style:family="paragraph" style:parent-style-name="Standard" style:list-style-name="L1">
      <style:text-properties fo:font-style="normal" fo:font-weight="normal" officeooo:rsid="001530e5" officeooo:paragraph-rsid="001530e5" style:font-style-asian="normal" style:font-weight-asian="normal" style:font-style-complex="normal" style:font-weight-complex="normal"/>
    </style:style>
    <style:style style:name="P11" style:family="paragraph" style:parent-style-name="Standard" style:list-style-name="L1">
      <style:text-properties fo:font-style="normal" fo:font-weight="normal" officeooo:rsid="001f8f72" officeooo:paragraph-rsid="001f8f72" style:font-style-asian="normal" style:font-weight-asian="normal" style:font-style-complex="normal" style:font-weight-complex="normal"/>
    </style:style>
    <style:style style:name="T1" style:family="text">
      <style:text-properties officeooo:rsid="00153472"/>
    </style:style>
    <style:style style:name="T2" style:family="text">
      <style:text-properties officeooo:rsid="0015fa20"/>
    </style:style>
    <style:style style:name="T3" style:family="text">
      <style:text-properties officeooo:rsid="0019d997"/>
    </style:style>
    <style:style style:name="T4" style:family="text">
      <style:text-properties fo:font-style="italic" style:font-style-asian="italic" style:font-style-complex="itali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Level 3 Calculus – topics to cover</text:p>
      <text:p text:style-name="P3">Differentiation.</text:p>
      <text:list xml:id="list2969750037" text:style-name="L1">
        <text:list-item>
          <text:p text:style-name="P4">Geometric meaning of the derivative; curve sketching</text:p>
        </text:list-item>
        <text:list-item>
          <text:p text:style-name="P4">Limits and definition of derivative</text:p>
        </text:list-item>
        <text:list-item>
          <text:p text:style-name="P4">Derivatives of common functions: trig functions, log, exp</text:p>
        </text:list-item>
        <text:list-item>
          <text:p text:style-name="P4">Chain rule</text:p>
        </text:list-item>
        <text:list-item>
          <text:p text:style-name="P4">Product and quotient rules</text:p>
        </text:list-item>
        <text:list-item>
          <text:p text:style-name="P4">Tangent and normal lines</text:p>
        </text:list-item>
        <text:list-item>
          <text:p text:style-name="P4">Higher derivatives and geometric meaning</text:p>
        </text:list-item>
        <text:list-item>
          <text:p text:style-name="P4">Optimisation</text:p>
        </text:list-item>
        <text:list-item>
          <text:p text:style-name="P4">Related rates</text:p>
        </text:list-item>
        <text:list-item>
          <text:p text:style-name="P4">Parametric functions</text:p>
        </text:list-item>
        <text:list-item>
          <text:p text:style-name="P4">Implicit differentiation</text:p>
        </text:list-item>
        <text:list-item>
          <text:p text:style-name="P6">Sequences and Series</text:p>
        </text:list-item>
        <text:list-item>
          <text:p text:style-name="P4">Inverse functions</text:p>
        </text:list-item>
        <text:list-item>
          <text:p text:style-name="P5">Differentiation <text:span text:style-name="T1">r</text:span>evision</text:p>
        </text:list-item>
      </text:list>
      <text:p text:style-name="P1"/>
      <text:p text:style-name="P3">Integration.</text:p>
      <text:list xml:id="list120160124470750" text:continue-numbering="true" text:style-name="L1">
        <text:list-item>
          <text:p text:style-name="P7">Approximating areas</text:p>
        </text:list-item>
        <text:list-item>
          <text:p text:style-name="P8">Anti-differentiation</text:p>
        </text:list-item>
        <text:list-item>
          <text:p text:style-name="P7">Fundamental theorem of calculus</text:p>
        </text:list-item>
        <text:list-item>
          <text:p text:style-name="P8">Substitution</text:p>
        </text:list-item>
        <text:list-item>
          <text:p text:style-name="P7">Separable differential equations</text:p>
        </text:list-item>
        <text:list-item>
          <text:p text:style-name="P7">Integration by partial fractions</text:p>
        </text:list-item>
        <text:list-item>
          <text:p text:style-name="P7">Integration by parts</text:p>
        </text:list-item>
        <text:list-item>
          <text:p text:style-name="P7">Volumes of revolution, curve length, <text:span text:style-name="T2">and surface area</text:span></text:p>
        </text:list-item>
        <text:list-item>
          <text:p text:style-name="P9">Trig substitution</text:p>
        </text:list-item>
        <text:list-item>
          <text:p text:style-name="P11">Kinematics</text:p>
        </text:list-item>
        <text:list-item>
          <text:p text:style-name="P10"><text:span text:style-name="T3">I</text:span>ntegration <text:span text:style-name="T1">r</text:span>evision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Ek Mukta1" svg:font-family="'Ek Mukta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dobe Blank" svg:font-family="'Adobe Blank'" style:font-family-generic="system" style:font-pitch="variable"/>
    <style:font-face style:name="Ek Mukta" svg:font-family="'Ek Mukta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NZ" style:letter-kerning="true" style:font-name-asian="Adobe Blank" style:font-size-asian="10.5pt" style:language-asian="zh" style:country-asian="CN" style:font-name-complex="Ek Mukta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NZ" style:letter-kerning="true" style:font-name-asian="Adobe Blank" style:font-size-asian="10.5pt" style:language-asian="zh" style:country-asian="CN" style:font-name-complex="Ek Mukt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dobe Blank" style:font-family-asian="'Adobe Blank'" style:font-family-generic-asian="system" style:font-pitch-asian="variable" style:font-size-asian="14pt" style:font-name-complex="Ek Mukta" style:font-family-complex="'Ek Mukta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Ek Mukta1" style:font-family-complex="'Ek Mukta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Ek Mukta1" style:font-family-complex="'Ek Mukta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Ek Mukta1" style:font-family-complex="'Ek Mukta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30T14:14:52.741262452</meta:creation-date>
    <dc:date>2018-05-19T12:01:57.794046444</dc:date>
    <meta:editing-duration>P2DT16H2M</meta:editing-duration>
    <meta:editing-cycles>15</meta:editing-cycles>
    <meta:generator>LibreOffice/6.0.4.2$Linux_X86_64 LibreOffice_project/00m0$Build-2</meta:generator>
    <meta:document-statistic meta:table-count="0" meta:image-count="0" meta:object-count="0" meta:page-count="1" meta:paragraph-count="28" meta:word-count="113" meta:character-count="768" meta:non-whitespace-character-count="707"/>
  </office:meta>
</office:document-meta>
</file>